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b5b1" officeooo:paragraph-rsid="001fb5b1"/>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fb5b1" officeooo:paragraph-rsid="001fb5b1" style:font-weight-asian="bold" style:font-weight-complex="bold"/>
    </style:style>
    <style:style style:name="P3" style:family="paragraph" style:parent-style-name="Text_20_body">
      <style:paragraph-properties fo:text-align="start" style:justify-single-word="false"/>
      <style:text-properties style:text-underline-style="solid" style:text-underline-width="auto" style:text-underline-color="font-color" fo:font-weight="bold" officeooo:rsid="001fb5b1" officeooo:paragraph-rsid="001fb5b1"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1</text:p>
      <text:p text:style-name="P2">Aim<text:span text:style-name="T1">:</text:span><text:span text:style-name="T2"> To revise the basics of Scilab programming and to run a few basic I/O codes</text:span></text:p>
      <text:p text:style-name="P2"><text:span text:style-name="T2"/></text:p>
      <text:p text:style-name="P2">Objective<text:span text:style-name="T1">:</text:span><text:span text:style-name="T2"> To revise basic Scilab cosed and to learn about new Scilab codes required for further programming in Scilab</text:span></text:p>
      <text:p text:style-name="P2"><text:span text:style-name="T2"/></text:p>
      <text:p text:style-name="P2">Software:<text:span text:style-name="T2"> Scilab Version 5.5.2</text:span></text:p>
      <text:p text:style-name="P2"><text:span text:style-name="T2"/></text:p>
      <text:p text:style-name="P2">Introduction to Scilab:<text:span text:style-name="T2"> <text:s/></text:span></text:p>
      <text:p text:style-name="P3"><text:span text:style-name="T2">Developed at INRIA, Scilab has been developed for system control and signal processing applications. It is freely distributed in source code format (see the copyright file). </text:span></text:p>
      <text:p text:style-name="Text_20_body">Scilab is made of three distinct parts: an interpreter, libraries of functions (Scilab procedures) and libraries of Fortran and C routines. These routines (which, strictly speaking, do not belong to Scilab but are interactively called by the interpreter) are of independent interest and most of them are available through Netlib. A few of them have been slightly modified for better compatibility with Scilab's interpreter. </text:p>
      <text:p text:style-name="Text_20_body">A key feature of the Scilab syntax is its ability to handle matrices: basic matrix manipulations such as concatenation, extraction or transpose are immediately performed as well as basic operations such as addition or multiplication. Scilab also aims at handling more complex objects than numerical matrices. For instance, control people may want to manipulate rational or polynomial transfer matrices. This is done in Scilab by manipulating lists and typed lists which allows a natural symbolic representation of complicated mathematical objects such as transfer functions, linear systems or graphs</text:p>
      <text:p text:style-name="P2"><text:span text:style-name="T2"/></text:p>
      <text:p text:style-name="P2"><text:span text:style-name="T2"/></text:p>
      <text:p text:style-name="P2">Program State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5T12:02:06.540034980</meta:creation-date>
    <dc:date>2016-07-15T12:54:44.214977604</dc:date>
    <meta:editing-duration>PT42M27S</meta:editing-duration>
    <meta:editing-cycles>1</meta:editing-cycles>
    <meta:generator>LibreOffice/5.1.4.2$Linux_X86_64 LibreOffice_project/10m0$Build-2</meta:generator>
    <meta:document-statistic meta:table-count="0" meta:image-count="0" meta:object-count="0" meta:page-count="1" meta:paragraph-count="9" meta:word-count="224" meta:character-count="1480" meta:non-whitespace-character-count="1261"/>
  </office:meta>
</office:document-meta>
</file>